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officeooo:paragraph-rsid="00553953"/>
    </style:style>
    <style:style style:name="P2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619e55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4b996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1349" officeooo:paragraph-rsid="005b4f35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5b4f35" officeooo:paragraph-rsid="005b4f35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0e809" officeooo:paragraph-rsid="0060e809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0e809" officeooo:paragraph-rsid="00619e55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619e55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4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601349" style:font-size-asian="12pt" style:font-weight-asian="normal" style:font-size-complex="12pt" style:font-weight-complex="normal"/>
    </style:style>
    <style:style style:name="P15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5b4f35" officeooo:paragraph-rsid="005b4f35" style:font-size-asian="12pt" style:font-weight-asian="normal" style:font-size-complex="12pt" style:font-weight-complex="normal"/>
    </style:style>
    <style:style style:name="P17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0e809" style:font-size-asian="12pt" style:font-weight-asian="normal" style:font-size-complex="12pt" style:font-weight-complex="normal"/>
    </style:style>
    <style:style style:name="P19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0e809" officeooo:paragraph-rsid="00679c02" style:font-size-asian="12pt" style:font-weight-asian="normal" style:font-size-complex="12pt" style:font-weight-complex="normal"/>
    </style:style>
    <style:style style:name="P20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normal" officeooo:rsid="00679c02" officeooo:paragraph-rsid="00679c02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style:text-underline-style="none" fo:font-weight="bold" officeooo:rsid="00679c02" officeooo:paragraph-rsid="00679c02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56ad18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b4f35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56335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70108" style:font-size-asian="12pt" style:font-weight-asian="bold" style:font-size-complex="12pt" style:font-weight-complex="bold"/>
    </style:style>
    <style:style style:name="T8" style:family="text">
      <style:text-properties officeooo:rsid="0035db3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63a750" style:font-weight-asian="bold" style:font-weight-complex="bold"/>
    </style:style>
    <style:style style:name="T11" style:family="text">
      <style:text-properties officeooo:rsid="00601349"/>
    </style:style>
    <style:style style:name="T12" style:family="text">
      <style:text-properties officeooo:rsid="0063a750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">1<text:span text:style-name="T8">xx</text:span> - Controls</text:p>
          </table:table-cell>
          <table:table-cell table:style-name="Table1.A1" office:value-type="string">
            <text:p text:style-name="P3">2xx - Ground</text:p>
          </table:table-cell>
          <table:table-cell table:style-name="Table1.C1" office:value-type="string">
            <text:p text:style-name="P3">3xx - Flight</text:p>
          </table:table-cell>
          <table:table-cell table:style-name="Table1.D1" office:value-type="string">
            <text:p text:style-name="P3">4xx - A2A</text:p>
          </table:table-cell>
          <table:table-cell table:style-name="Table1.D1" office:value-type="string">
            <text:p text:style-name="P3">5xx - A2G</text:p>
          </table:table-cell>
          <table:table-cell table:style-name="Table1.F1" office:value-type="string">
            <text:p text:style-name="P3">6xx - Misc</text:p>
          </table:table-cell>
        </table:table-row>
      </table:table>
      <text:p text:style-name="P1"><text:span text:style-name="T4">3</text:span><text:span text:style-name="T2">0</text:span><text:span text:style-name="T7">7</text:span><text:span text:style-name="T1"> -</text:span><text:span text:style-name="T3"> </text:span><text:span text:style-name="T4">Flight </text:span><text:span text:style-name="T3">-</text:span><text:span text:style-name="T1"> </text:span><text:span text:style-name="T5">Navigation</text:span><text:span text:style-name="T6">, Add/Edit Sequence Point, TACAN</text:span></text:p>
      <text:p text:style-name="P6"/>
      <text:p text:style-name="P10">Select Sequence Point for navigation</text:p>
      <text:list text:style-name="L1">
        <text:list-item>
          <text:p text:style-name="P11">Go to main UFC menu (MENU button if not already there)</text:p>
        </text:list-item>
        <text:list-item>
          <text:p text:style-name="P11">Enter desired Sequence Point on UFC scratchpad, then press R1 OSB (PB 10)</text:p>
        </text:list-item>
      </text:list>
      <text:p text:style-name="P5"/>
      <text:p text:style-name="P8">Add/Edit a Sequence Point</text:p>
      <text:list text:style-name="L2">
        <text:list-item>
          <text:p text:style-name="P12">Ability to enter UTM coordinates <text:span text:style-name="T12">is </text:span>not <text:span text:style-name="T12">implemented </text:span>yet.</text:p>
        </text:list-item>
        <text:list-item>
          <text:p text:style-name="P12"><text:span text:style-name="T10">IMPORTANT: </text:span><text:span text:style-name="T9">The currently selected Sequence Point (as shown on the UFC main menu) cannot be edited</text:span><text:span text:style-name="T11">;</text:span> select a different Sequence Point first.</text:p>
        </text:list-item>
      </text:list>
      <text:list xml:id="list508047972" text:style-name="L3">
        <text:list-item>
          <text:p text:style-name="P13">From main menu on UFC, press R1 OSB (PB 10) to go to Sequence Point menu.</text:p>
        </text:list-item>
        <text:list-item>
          <text:p text:style-name="P13"><text:span text:style-name="T9">Select Sequence Point to edit</text:span> by entering number on scratchpad and then press <text:span text:style-name="T9">L1 OSB</text:span><text:span text:style-name="T12">,</text:span> or press L1 OSB with nothing on scratchpad to increment through the Sequence Points in the current route.</text:p>
        </text:list-item>
      </text:list>
      <text:list text:style-name="L4">
        <text:list-item>
          <text:list>
            <text:list-item>
              <text:p text:style-name="P15"><text:span text:style-name="T9">Create a new Sequence Point</text:span> by entering a number that is not already assigned as a Sequence Point.<text:span text:style-name="T11"> <text:s/>It will start with all zeros for lat/long and elevation.</text:span></text:p>
            </text:list-item>
          </text:list>
        </text:list-item>
      </text:list>
      <text:list xml:id="list122442418719735" text:continue-list="list508047972" text:style-name="L3">
        <text:list-item>
          <text:p text:style-name="P13">Enter <text:span text:style-name="T9">Northing</text:span> on scratchpad: <text:span text:style-name="T9">SHF</text:span> button, then <text:span text:style-name="T9">2 for N</text:span> or <text:span text:style-name="T9">8 for S</text:span>, then <text:span text:style-name="T9">DDMM.MMM</text:span><text:span text:style-name="T11"> (decimal point optional, will be filled in automatically)</text:span>, then press <text:span text:style-name="T9">L2 OSB</text:span> to enter.</text:p>
        </text:list-item>
        <text:list-item>
          <text:p text:style-name="P14">Enter <text:span text:style-name="T9">Easting</text:span> on scratchpad: <text:span text:style-name="T9">SHF</text:span> button, then <text:span text:style-name="T9">4 for W</text:span> or <text:span text:style-name="T9">6 for E</text:span>, then <text:span text:style-name="T9">DDDMM.MMM</text:span><text:span text:style-name="T11"> (leading zero required; decimal point optional, will be filled in automatically)</text:span>, then press <text:span text:style-name="T9">L3 OSB</text:span> to enter.</text:p>
        </text:list-item>
        <text:list-item>
          <text:p text:style-name="P13">Enter <text:span text:style-name="T9">altitude in ft</text:span> on scratchpad, then press <text:span text:style-name="T9">R4 OSB</text:span> to enter.</text:p>
        </text:list-item>
      </text:list>
      <text:p text:style-name="P4"/>
      <text:p text:style-name="P8">Change Steer Point to Target Point (NAV designation) or vice versa</text:p>
      <text:list text:style-name="L5">
        <text:list-item>
          <text:p text:style-name="P16"><text:span text:style-name="T12">On</text:span> <text:span text:style-name="T12">UFC </text:span>main menu, press <text:span text:style-name="T9">R1 OSB</text:span> to go to Sequence Point menu.</text:p>
        </text:list-item>
        <text:list-item>
          <text:p text:style-name="P16"><text:span text:style-name="T9">Select Sequence Point to edit</text:span> by entering number on scratchpad and then press <text:span text:style-name="T9">L1 OSB</text:span><text:span text:style-name="T12">,</text:span> or press L1 OSB with nothing on scratchpad to increment through the Sequence Points in the current route.</text:p>
        </text:list-item>
        <text:list-item>
          <text:p text:style-name="P16">To change <text:span text:style-name="T9">Steer Point to Target Point</text:span>, enter the Sequence Point number <text:span text:style-name="T9">followed by a dot "."</text:span>, then press <text:span text:style-name="T9">L1 OSB</text:span> to rename the Sequence Point.</text:p>
        </text:list-item>
        <text:list-item>
          <text:p text:style-name="P16">To change <text:span text:style-name="T9">Target Point to Steer Point</text:span>, enter Sequence Point number with <text:span text:style-name="T9">no dot</text:span> after it, then press <text:span text:style-name="T9">L1 OSB</text:span> to rename the Sequence Point.</text:p>
        </text:list-item>
      </text:list>
      <text:p text:style-name="P7"/>
      <text:p text:style-name="P9">TACAN navigation</text:p>
      <text:list text:style-name="L6">
        <text:list-item>
          <text:p text:style-name="P17">On UFC main menu, enter TACAN station on scratchpad, then press <text:span text:style-name="T9">L2 OSB</text:span> to enter.</text:p>
        </text:list-item>
        <text:list-item>
          <text:p text:style-name="P17">Press <text:span text:style-name="T9">L2 OSB</text:span> again to go to TACAN menu and set options for mode and channel.</text:p>
        </text:list-item>
        <text:list-item>
          <text:p text:style-name="P17">On <text:span text:style-name="T9">HSI</text:span> page:</text:p>
          <text:list>
            <text:list-item>
              <text:p text:style-name="P17">TACAN station location and bearing are shown in green.</text:p>
            </text:list-item>
            <text:list-item>
              <text:p text:style-name="P17">To get steering information to TACAN, set <text:span text:style-name="T12">steering</text:span> mode to <text:span text:style-name="T9">TCN</text:span> (<text:span text:style-name="T9">B1 OSB</text:span>).</text:p>
            </text:list-item>
            <text:list-item>
              <text:p text:style-name="P17">Toggle <text:span text:style-name="T9">CDI</text:span>/<text:span text:style-name="T9">PLAN</text:span> symbology with <text:span text:style-name="T9">T1 OSB</text:span>. <text:s/><text:span text:style-name="T9">CDI</text:span> gives full Course Deviation Indicator symbology, <text:span text:style-name="T9">PLAN</text:span> gives a simplified view.</text:p>
            </text:list-item>
          </text:list>
        </text:list-item>
      </text:list>
      <text:p text:style-name="P18"/>
      <text:p text:style-name="P21">Set a Course to a Sequence Point</text:p>
      <text:list text:style-name="L7">
        <text:list-item>
          <text:p text:style-name="P20">Select Sequence Point you want to navigate to.</text:p>
        </text:list-item>
        <text:list-item>
          <text:p text:style-name="P20">On <text:span text:style-name="T9">HSI</text:span> page, press <text:span text:style-name="T9">B1 OSB</text:span> to toggle <text:span text:style-name="T9">TCN</text:span>/<text:span text:style-name="T9">CRS</text:span> to <text:span text:style-name="T9">CRS</text:span>.</text:p>
        </text:list-item>
        <text:list-item>
          <text:p text:style-name="P20">Set desired course with <text:span text:style-name="T9">R1</text:span> and <text:span text:style-name="T9">R2 OSBs</text:span>, or enter course on scratchpad and press either <text:span text:style-name="T9">R1</text:span> or <text:span text:style-name="T9">R2 OSBs</text:span>.</text:p>
        </text:list-item>
        <text:list-item>
          <text:p text:style-name="P19">Toggle <text:span text:style-name="T9">CDI</text:span>/<text:span text:style-name="T9">PLAN</text:span> symbology with <text:span text:style-name="T9">T1 OSB</text:span>. <text:s/><text:span text:style-name="T9">CDI</text:span> gives full Course Deviation Indicator symbology, <text:span text:style-name="T9">PLAN</text:span> gives a simplified view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10T12:24:40.825000000</dc:date>
    <meta:editing-duration>P3DT11H35M52S</meta:editing-duration>
    <meta:editing-cycles>83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36" meta:word-count="515" meta:character-count="2769" meta:non-whitespace-character-count="2311"/>
  </office:meta>
</office:document-meta>
</file>